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7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5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3:41:57.23031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4T15:21:18.994202104</dc:date>
    <meta:editing-duration>P84DT17H50M21S</meta:editing-duration>
    <meta:editing-cycles>1697</meta:editing-cycles>
    <meta:generator>LibreOffice/6.4.6.2$Linux_X86_64 LibreOffice_project/40$Build-2</meta:generator>
    <meta:document-statistic meta:table-count="3" meta:cell-count="5344" meta:object-count="0"/>
  </office:meta>
</office:document-meta>
</file>